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0e4c04" officeooo:paragraph-rsid="0128b67e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2de4</text:span></text:a></text:p>
      <text:p text:style-name="P55"/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07:25:08.673336835</dc:date>
    <meta:editing-duration>PT11H2M1S</meta:editing-duration>
    <meta:editing-cycles>202</meta:editing-cycles>
    <meta:document-statistic meta:table-count="0" meta:image-count="0" meta:object-count="0" meta:page-count="2" meta:paragraph-count="55" meta:word-count="58" meta:character-count="3148" meta:non-whitespace-character-count="3142"/>
  </office:meta>
</office:document-meta>
</file>